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688d3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688d3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VI</text:span><text:span text:style-name="T5">I</text:span><text:span text:style-name="T4">I</text:span></text:p>
      <text:p text:style-name="P2"><text:span text:style-name="T6">Павел сидел на лавочке в парке, играя на гитаре и напевая французские песни. Допев очередную, он посмотрел на часы. 18:35. «Придет ли она?» – подумал он. Дарья тихо шла по влажной дорожке. Павел спокойно сидел на лавочке, закрыв глаза. Девушка аккуратно села рядом. Павел открыл глаза. </text:span></text:p>
      <text:p text:style-name="P2"><text:span text:style-name="T6">–Ты пришла, – немного удивленно сказал он.</text:span></text:p>
      <text:p text:style-name="P2"><text:span text:style-name="T6">–Да. Я не могла оставить тебя. Но я лишь пришла сказать, что мы не можем быть вместе. Тебе будет плохо со мной. Я не смогу дать тебе того что тебе нужно, Паш. Я не хочу делать тебе хуже. </text:span></text:p>
      <text:p text:style-name="P2"><text:span text:style-name="T6">–Даш, пойми, никто не идеален, и каждый заслуживает шанса. Я готов измениться ради того, чтобы быть с тобой. Я тоже не идеал и у меня сложный характер. Но ты заставила меня задуматься. </text:span></text:p>
      <text:p text:style-name="P2"><text:span text:style-name="T6">–Павел, я даже не знаю, что ответить. </text:span></text:p>
      <text:p text:style-name="P2"><text:span text:style-name="T6">Парень встал с лавочки и подал Дарье руку. </text:span></text:p>
      <text:p text:style-name="P2"><text:span text:style-name="T6">–Я прошу тебя хотябы разделить со мной этот танец.</text:span></text:p>
      <text:p text:style-name="P2"><text:span text:style-name="T6">–Но ведь я совсем не умею танцевать, – смущаясь, сказала Даша, подавая руку. </text:span></text:p>
      <text:p text:style-name="P2"><text:span text:style-name="T6">Павел осторожно притянул девушку к себе и начал кружить в легком танце. Дул легкий осенний ветерок. Павел нежно держал Дашу ха талию. В один момент, он остановился и в течение нескольких секунд посмотрел ей в глаза. Девушка вздрогнула на секунду и опустила голову. Павел осторожно приподнял ее обратно за подбородок и, еще раз посмотрев в глаза, осторожно коснулся ее губ. Дарья закрыла глаза, поддавшись порыву чувств. Губы их сливались в глубоком </text:span><text:soft-page-break/><text:span text:style-name="T6">нежном поцелуе. Время замерло. Оторвавшись и посмотрев, друг на друга, парень и девушка крепко обнялись. </text:span></text:p>
      <text:p text:style-name="P2"><text:span text:style-name="T6">–Я дам тебе шанс, – прошептала Даша.</text:span></text:p>
      <text:p text:style-name="P2"><text:span text:style-name="T6">–Спасибо. Я не подведу тебя, – ответил Павел.</text:span></text:p>
      <text:p text:style-name="P2"><text:span text:style-name="T6">Пара неспешно прогуливалась по темной аллее, держась за руки. </text:span></text:p>
      <text:p text:style-name="P2"><text:span text:style-name="T6">–Ты дрожишь. Замерзла?</text:span></text:p>
      <text:p text:style-name="P2"><text:span text:style-name="T6">–Нет. Разве что совсем чуть-чуть. Ничего страшного.</text:span></text:p>
      <text:p text:style-name="P2"><text:span text:style-name="T6">Павел резко снял с себя пальто и накинул на девушку.</text:span></text:p>
      <text:p text:style-name="P2"><text:span text:style-name="T6">–Что ты делаешь?! Оденься, быстро! – возмутилась она.</text:span></text:p>
      <text:p text:style-name="P2"><text:span text:style-name="T6">–Пошли к машине. Едем ко мне, – ответил Павел. </text:span></text:p>
      <text:p text:style-name="P2"><text:span text:style-name="T6">Уже через 15 минут, Даша спала на переднем сиденье джипа, а Павел смотрел на пустынную дорогу. Приехав домой, он помог ей раздеться и проводил на второй этаж. Посадив девушку в кресло, Павел вышел, а через 15 минут вернулся с чашкой чая. Садясь рядом на пол. Картина висела на своем месте, бутылки и бокала на столе не было. Попив чай, Даша быстро уснула. Алехин аккуратно взял ее на руки и отнес в спальню, где уложил на кровать, укутав ее одеялом, а сам отправился спать в за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17:36.812000000</meta:creation-date>
    <dc:date>2022-05-15T19:18:00.753000000</dc:date>
    <meta:editing-duration>PT24S</meta:editing-duration>
    <meta:editing-cycles>1</meta:editing-cycles>
    <meta:document-statistic meta:table-count="0" meta:image-count="0" meta:object-count="0" meta:page-count="2" meta:paragraph-count="19" meta:word-count="386" meta:character-count="2313" meta:non-whitespace-character-count="1930"/>
    <meta:generator>LibreOffice/7.2.2.2$Windows_X86_64 LibreOffice_project/02b2acce88a210515b4a5bb2e46cbfb63fe97d56</meta:generator>
  </office:meta>
</office:document-meta>
</file>